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4c55" officeooo:paragraph-rsid="00074c55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74c55" officeooo:paragraph-rsid="00074c55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74c55" officeooo:paragraph-rsid="00074c55" style:font-size-asian="10.5pt" style:font-size-complex="12pt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74c55" officeooo:paragraph-rsid="00074c5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74c55" officeooo:paragraph-rsid="000908c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8a88b" officeooo:paragraph-rsid="0008a88b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74c55" officeooo:paragraph-rsid="00074c55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8ee14" style:font-weight-asian="normal" style:font-weight-complex="normal"/>
    </style:style>
    <style:style style:name="T4" style:family="text">
      <style:text-properties style:text-underline-style="none" fo:font-weight="normal" officeooo:rsid="000908c0" style:font-weight-asian="normal" style:font-weight-complex="normal"/>
    </style:style>
    <style:style style:name="T5" style:family="text">
      <style:text-properties officeooo:rsid="0008a8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uxel Jérémy TD3</text:p>
      <text:p text:style-name="P2">TD : Ant+Ivy</text:p>
      <text:p text:style-name="P2"/>
      <text:p text:style-name="P1"/>
      <text:p text:style-name="P1">Dépôt git : <text:a xlink:type="simple" xlink:href="https://github.com/Miafiaj/TD_Ant_Ivy.git" text:style-name="Internet_20_link" text:visited-style-name="Visited_20_Internet_20_Link">https://github.com/Miafiaj/TD_Ant_Ivy.git</text:a></text:p>
      <text:p text:style-name="P1"/>
      <text:p text:style-name="P4"/>
      <text:p text:style-name="P4">Exercice 4 :</text:p>
      <text:p text:style-name="P5"><text:span text:style-name="T2">Le programme principal : Hello.java affiche les messages suivants : « standard message : hello ivy ! » et « </text:span><text:span text:style-name="T4">capitalized by org.apache.commons.lang.WordUtils : Hello Ivy ! »</text:span></text:p>
      <text:p text:style-name="P4"/>
      <text:p text:style-name="P4">Exercice 6 :</text:p>
      <text:p text:style-name="P7">Dans la tâche go : le tag javac compile un projet Java avec, ici, comme paramètres : la location du fichier java, où mettre les fichiers compilés et le chemin vers les classes à prendre. <text:span text:style-name="T5">Le tag java exécute le projet.</text:span></text:p>
      <text:p text:style-name="P7"/>
      <text:p text:style-name="P6">Exercice 7 :</text:p>
      <text:p text:style-name="P6"><text:span text:style-name="T2"><text:s text:c="4"/>&lt;target name="run" depends="</text:span><text:span text:style-name="T3">go</text:span><text:span text:style-name="T2">" <text:s/>description="--&gt;run the project"&gt;</text:span></text:p>
      <text:p text:style-name="P6"><text:span text:style-name="T2"><text:s text:c="8"/>&lt;java classname="example.Hello"&gt;</text:span></text:p>
      <text:p text:style-name="P6"><text:span text:style-name="T2"><text:s text:c="12"/>&lt;classpath&gt;</text:span></text:p>
      <text:p text:style-name="P6"><text:span text:style-name="T2"><text:s text:c="16"/>&lt;path refid="lib.path.id" /&gt;</text:span></text:p>
      <text:p text:style-name="P6"><text:span text:style-name="T2"><text:s text:c="16"/>&lt;path location="${build.dir}" /&gt;</text:span></text:p>
      <text:p text:style-name="P6"><text:span text:style-name="T2"><text:s text:c="12"/>&lt;/classpath&gt;</text:span></text:p>
      <text:p text:style-name="P6"><text:span text:style-name="T2"><text:s text:c="8"/>&lt;/java&gt;</text:span></text:p>
      <text:p text:style-name="P6"><text:span text:style-name="T2"><text:s text:c="4"/>&lt;/target&gt;</text:span></text:p>
      <text:p text:style-name="P6"/>
      <text:p text:style-name="P6">Exercice 8 :</text:p>
      <text:p text:style-name="P6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uxel Jeremy</meta:initial-creator>
    <meta:creation-date>2017-04-05T16:46:03.717753932</meta:creation-date>
    <meta:generator>LibreOffice/4.3.3.2$Linux_X86_64 LibreOffice_project/430m0$Build-2</meta:generator>
    <dc:date>2017-04-05T17:17:03.606689373</dc:date>
    <dc:creator>Rouxel Jeremy</dc:creator>
    <meta:editing-duration>PT8M42S</meta:editing-duration>
    <meta:editing-cycles>3</meta:editing-cycles>
    <meta:document-statistic meta:table-count="0" meta:image-count="0" meta:object-count="0" meta:page-count="1" meta:paragraph-count="17" meta:word-count="110" meta:character-count="796" meta:non-whitespace-character-count="623"/>
  </office:meta>
</office:document-meta>
</file>